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46f" officeooo:paragraph-rsid="001eb46f"/>
    </style:style>
    <style:style style:name="P2" style:family="paragraph" style:parent-style-name="Standard">
      <style:text-properties officeooo:rsid="00203042" officeooo:paragraph-rsid="00203042"/>
    </style:style>
    <style:style style:name="P3" style:family="paragraph" style:parent-style-name="Standard">
      <style:text-properties officeooo:rsid="00221336" officeooo:paragraph-rsid="00221336"/>
    </style:style>
    <style:style style:name="P4" style:family="paragraph" style:parent-style-name="Standard">
      <style:text-properties officeooo:rsid="00230eb9" officeooo:paragraph-rsid="00230eb9"/>
    </style:style>
    <style:style style:name="P5" style:family="paragraph" style:parent-style-name="Standard" style:list-style-name="L1">
      <style:text-properties officeooo:rsid="00230eb9" officeooo:paragraph-rsid="00230eb9"/>
    </style:style>
    <style:style style:name="P6" style:family="paragraph" style:parent-style-name="Standard" style:list-style-name="L2">
      <style:text-properties officeooo:rsid="00230eb9" officeooo:paragraph-rsid="00230eb9"/>
    </style:style>
    <style:style style:name="P7" style:family="paragraph" style:parent-style-name="Standard" style:list-style-name="L3">
      <style:text-properties officeooo:rsid="00230eb9" officeooo:paragraph-rsid="00230eb9"/>
    </style:style>
    <style:style style:name="P8" style:family="paragraph" style:parent-style-name="Standard">
      <style:text-properties officeooo:rsid="00242c34" officeooo:paragraph-rsid="00242c34"/>
    </style:style>
    <style:style style:name="P9" style:family="paragraph" style:parent-style-name="Standard">
      <style:text-properties officeooo:rsid="002548cb" officeooo:paragraph-rsid="002548cb"/>
    </style:style>
    <style:style style:name="P10" style:family="paragraph" style:parent-style-name="Standard" style:list-style-name="L4">
      <style:text-properties officeooo:rsid="002548cb" officeooo:paragraph-rsid="002548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iplina che studia i sintomi ed i segni clinici. Fase del processo diagnostico.</text:p>
      <text:p text:style-name="P1"><text:span text:style-name="T1">Sintomo</text:span>: sensazione soggettiva che viene avvertita o riferita dal paziente.</text:p>
      <text:p text:style-name="P1"><text:span text:style-name="T1">Segno</text:span>: alterazione rilevabile oggettivamente dal medico.</text:p>
      <text:p text:style-name="P1"><text:span text:style-name="T1">Semeiotica fisica</text:span>: anamnesi ed esame obiettivo.</text:p>
      <text:p text:style-name="P1"><text:span text:style-name="T1">Semeiotica di laboratorio</text:span>: Analisi di campioni.</text:p>
      <text:p text:style-name="P1"><text:span text:style-name="T1">Semeiotica strumentale</text:span>: radiologica o strumentale organica.</text:p>
      <text:p text:style-name="P1"/>
      <text:p text:style-name="P2">Alla base della diagnosi si hanno l’<text:span text:style-name="T1">Anamnesi</text:span><text:span text:style-name="T2"> e l’</text:span><text:span text:style-name="T1">Esame obiettivo</text:span><text:span text:style-name="T2">, da queste si formulano ipotesi diagnostiche e si scelgono esami per convermare l’ipotesi o per procedere alla diagnosi differenziale.</text:span></text:p>
      <text:p text:style-name="P3"><text:span text:style-name="T2">Esistono segni o sintomi patognomonici ovvero che sono propri della presenza di una particolare malattia, tuttavia la loro assenza non esclude la patologia.</text:span></text:p>
      <text:p text:style-name="P3"><text:span text:style-name="T2">Es. xantomi (accumuli di lipidi indice di dislipidemie).</text:span></text:p>
      <text:p text:style-name="P4"><text:span text:style-name="T2">Xantelasma (accumulo biancastro a livello della palpebra).</text:span></text:p>
      <text:p text:style-name="P4"><text:span text:style-name="T2"/></text:p>
      <text:list text:style-name="L1">
        <text:list-item>
          <text:p text:style-name="P5"><text:span text:style-name="T2">Trattare il paziente in modo umano.</text:span></text:p>
        </text:list-item>
        <text:list-item>
          <text:p text:style-name="P5"><text:span text:style-name="T2">Rapporto di fiducia medico-paziente.</text:span></text:p>
        </text:list-item>
        <text:list-item>
          <text:p text:style-name="P5"><text:span text:style-name="T2">Mettere il paziente a suo agio.</text:span></text:p>
        </text:list-item>
      </text:list>
      <text:p text:style-name="P4"><text:span text:style-name="T2">Aspetti importanti:</text:span></text:p>
      <text:list text:style-name="L2">
        <text:list-item>
          <text:p text:style-name="P6"><text:span text:style-name="T2">Sesso (malattie genetiche correlate ai cromosomi sessuali, espressione genica differente, ecc…).</text:span></text:p>
        </text:list-item>
        <text:list-item>
          <text:p text:style-name="P6"><text:span text:style-name="T2">Professione (malattie professionali).</text:span></text:p>
        </text:list-item>
        <text:list-item>
          <text:p text:style-name="P6"><text:span text:style-name="T2">Hobby.</text:span></text:p>
        </text:list-item>
        <text:list-item>
          <text:p text:style-name="P6"><text:span text:style-name="T2">Animali domestici.</text:span></text:p>
        </text:list-item>
        <text:list-item>
          <text:p text:style-name="P6"><text:span text:style-name="T2">Zona di residenza, potenziali contaminanti.</text:span></text:p>
        </text:list-item>
        <text:list-item>
          <text:p text:style-name="P6"><text:span text:style-name="T2">Luogo di nascita (malattie endemiche, es. gozzo in Italia).</text:span></text:p>
        </text:list-item>
        <text:list-item>
          <text:p text:style-name="P6"><text:span text:style-name="T2">Soggiorni all’estero.</text:span></text:p>
        </text:list-item>
        <text:list-item>
          <text:p text:style-name="P6"><text:span text:style-name="T2">Anamnesi familiare.</text:span></text:p>
        </text:list-item>
        <text:list-item>
          <text:p text:style-name="P6"><text:span text:style-name="T2">Obesità, alcool, stupefacenti, ecc…</text:span></text:p>
        </text:list-item>
      </text:list>
      <text:p text:style-name="P4"><text:span text:style-name="T2"/></text:p>
      <text:p text:style-name="P4"><text:span text:style-name="T2">Anamnesi fisiologica: nascita prematura, allattamento, ciclo mestruale, problematiche della diuresi, pubertà, eruzione dentaria, sviluppo motorio, scolarità.</text:span></text:p>
      <text:p text:style-name="P4"><text:span text:style-name="T2"/></text:p>
      <text:list text:style-name="L3">
        <text:list-item>
          <text:p text:style-name="P7"><text:span text:style-name="T2">Abitudini alimentari.</text:span></text:p>
        </text:list-item>
      </text:list>
      <text:p text:style-name="P4"><text:span text:style-name="T2"/></text:p>
      <text:p text:style-name="P4"><text:span text:style-name="T2">LEGGI LE SLIDE PER IL RESTO</text:span></text:p>
      <text:p text:style-name="P4"><text:span text:style-name="T2"/></text:p>
      <text:p text:style-name="P8"><text:span text:style-name="T1">Anamnesi patologica prossima</text:span><text:span text:style-name="T2">: Tutti gli eventi morbosi che possono essere correlati al motivo della visita/ricovero, indipendentemente dalla collocazione temporale.</text:span></text:p>
      <text:p text:style-name="P8"><text:span text:style-name="T1">Analisi patologica remota</text:span><text:span text:style-name="T2">: Tende a ricercare tutte le patologie più comuni per fasce d’età nella vita del paziente.</text:span></text:p>
      <text:p text:style-name="P9"><text:span text:style-name="T2">Deve essere guidata dal medico per evitare autodiagnosi errate da parte del paziente (se il paziente è complicato procedere per apparato invece che in ordine cronologico).</text:span></text:p>
      <text:p text:style-name="P9"><text:span text:style-name="T2"/></text:p>
      <text:p text:style-name="P9"><text:span text:style-name="T2">Specialmente da riportare: </text:span></text:p>
      <text:list text:style-name="L4">
        <text:list-item>
          <text:p text:style-name="P10"><text:span text:style-name="T2">Allergie</text:span></text:p>
        </text:list-item>
        <text:list-item>
          <text:p text:style-name="P10"><text:span text:style-name="T2">Malattie dell’infanzia</text:span></text:p>
        </text:list-item>
        <text:list-item>
          <text:p text:style-name="P10"><text:span text:style-name="T2">Interventi chirurgici</text:span></text:p>
        </text:list-item>
        <text:list-item>
          <text:p text:style-name="P10"><text:span text:style-name="T2">Traumi</text:span></text:p>
        </text:list-item>
        <text:list-item>
          <text:p text:style-name="P10"><text:span text:style-name="T2">Ricoveri precedenti</text:span></text:p>
        </text:list-item>
        <text:list-item>
          <text:p text:style-name="P10"><text:span text:style-name="T2">Malattie croniche e terapie</text:span></text:p>
        </text:list-item>
      </text:list>
      <text:p text:style-name="P9"><text:span text:style-name="T2"/></text:p>
      <text:p text:style-name="P9"><text:soft-page-break/><text:span text:style-name="T2">Se il paziente ha avuto ricovero ospedaliero ricostruire l’anamnesi è più facile grazie alla documentazio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05:53.218224912</meta:creation-date>
    <dc:date>2023-10-02T13:15:15.569093387</dc:date>
    <meta:editing-duration>PT1H9M22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2" meta:paragraph-count="37" meta:word-count="307" meta:character-count="2202" meta:non-whitespace-character-count="1950"/>
  </office:meta>
</office:document-meta>
</file>